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  <style:style style:name="T1" style:family="text">
      <style:text-properties officeooo:rsid="000d0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<text:span text:style-name="T1">ggsadgjkhdsagrjgbjkgshjgj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11:29:49.046000000</dc:date>
    <meta:editing-duration>PT1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76" meta:non-whitespace-character-count="76"/>
  </office:meta>
</office:document-meta>
</file>